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
              <draw:control text:anchor-type="as-char" svg:y="-4mm" draw:z-index="0" draw:name="Фигура1" draw:style-name="gr1" draw:text-style-name="P29" svg:width="63.47mm" svg:height="5.95mm" draw:control="control1"/>
              <text:s/>
            </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
              <draw:control text:anchor-type="as-char" svg:y="-3.83mm" draw:z-index="2" draw:name="Фигура1" draw:style-name="gr1" draw:text-style-name="P29" svg:width="97.71mm" svg:height="5.95mm" draw:control="control3"/>
              <text:s/>
            </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
              <draw:control text:anchor-type="as-char" svg:y="-3.83mm" draw:z-index="1" draw:name="Фигура1" draw:style-name="gr1" draw:text-style-name="P29" svg:width="121.35mm" svg:height="5.95mm" draw:control="control2"/>
              <text:s/>
            </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
              <draw:control text:anchor-type="as-char" svg:y="-3.83mm" draw:z-index="3" draw:name="Фигура1" draw:style-name="gr1" draw:text-style-name="P29" svg:width="121.35mm" svg:height="5.95mm" draw:control="control4"/>
              <text:s/>
            </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2737243619"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1950162637"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
        <text:span text:style-name="Strong_20_Emphasis">
          <text:span text:style-name="T10"/>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5H46M56S</meta:editing-duration>
    <meta:editing-cycles>731</meta:editing-cycles>
    <meta:generator>LibreOffice/6.1.4.2$Linux_X86_64 LibreOffice_project/9d0f32d1f0b509096fd65e0d4bec26ddd1938fd3</meta:generator>
    <dc:date>2019-03-29T12:53:18.443194819</dc:date>
    <meta:document-statistic meta:table-count="4" meta:image-count="0" meta:object-count="0" meta:page-count="4" meta:paragraph-count="101" meta:word-count="680" meta:character-count="5259"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disposeAllBookmarks
	
	replaceBaseToStandard
	
	convertFormattingToText
	
	executeReplaceFonts
	
	ClearDirectFormat
	
	convertFormattingFromText
	
	NotesCleanStyle
	
	executeRemoveUnusedStyles
	
	statusIndicator.end()
	
	saveAndreload()
End Sub

Sub disposeAllBookmarks()
	bookmarks = ThisComponent.Links.getByName("Закладки")
	While bookmarks.hasElements()
		bookmark = bookmarks.getByName(bookmarks.ElementNames(0))
		bookmark.dispose()
	Wen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ManualOutlineLevel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rightHeaderCell = rightHeaderTable.getCellByPosition(0,0).getStart()
	oViewCursor.goToRange(rightHeaderCell, false)
	addTextVar("rightHeader" + i ,"Фамилия И.О. Название статьи" + i )
	
	leftHeaderTable = curStyle.HeaderTextLeft.CreateEnumeration().nextElement
	leftHeaderCell = leftHeaderTable.getCellByPosition(1,0).getStart()
	oViewCursor.goToRange(leftHeaderCell, false)
	addTextVar("leftHeader" + i ,"Раздел" + i )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ManualOutlineLevel

	Dim targetStyleName As String 
	Dim num As Integer
	Dim oViewCursor As Object
	Dim oText As Object
	Dim curText As Object
	num = 2
	targetStyleName = "Заголовок 2"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